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text-properties style:font-name="Cantarell" officeooo:rsid="00157c08" officeooo:paragraph-rsid="00157c08"/>
    </style:style>
    <style:style style:name="P2" style:family="paragraph" style:parent-style-name="Heading_20_1">
      <style:text-properties style:font-name="Cantarell"/>
    </style:style>
    <style:style style:name="P3" style:family="paragraph" style:parent-style-name="Standard">
      <style:text-properties style:font-name="Cantarell"/>
    </style:style>
    <style:style style:name="P4" style:family="paragraph" style:parent-style-name="Text_20_body">
      <style:text-properties style:font-name="Cantarell"/>
    </style:style>
    <style:style style:name="P5" style:family="paragraph" style:parent-style-name="Title">
      <style:text-properties style:font-name="Cantarell"/>
    </style:style>
    <style:style style:name="T1" style:family="text">
      <style:text-properties officeooo:rsid="00157c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GPT Prompt Output Log<text:span text:style-name="T1">ging Document (Template)</text:span></text:p>
      <text:h text:style-name="P2" text:outline-level="1">Date</text:h>
      <text:p text:style-name="P4">________________________________________</text:p>
      <text:p text:style-name="P3"/>
      <text:h text:style-name="P2" text:outline-level="1">Prompt</text:h>
      <text:p text:style-name="P4">________________________________________</text:p>
      <text:p text:style-name="P3"/>
      <text:h text:style-name="P2" text:outline-level="1">GPT Version</text:h>
      <text:p text:style-name="P4">________________________________________</text:p>
      <text:p text:style-name="P3"/>
      <text:h text:style-name="P2" text:outline-level="1">Response</text:h>
      <text:p text:style-name="P4">________________________________________</text:p>
      <text:p text:style-name="P3"/>
      <text:h text:style-name="P2" text:outline-level="1">Success (Y/N)</text:h>
      <text:p text:style-name="P4">________________________________________</text:p>
      <text:p text:style-name="P3"/>
      <text:h text:style-name="P2" text:outline-level="1">Error Message (if any)</text:h>
      <text:p text:style-name="P4">________________________________________</text:p>
      <text:p text:style-name="P3"/>
      <text:h text:style-name="P2" text:outline-level="1"><text:soft-page-break/>Response Time (s)</text:h>
      <text:p text:style-name="P4">________________________________________</text:p>
      <text:p text:style-name="P3"/>
      <text:h text:style-name="P2" text:outline-level="1">Word Count</text:h>
      <text:p text:style-name="P4">________________________________________</text:p>
      <text:p text:style-name="P3"/>
      <text:h text:style-name="P2" text:outline-level="1">Character Count</text:h>
      <text:p text:style-name="P4">________________________________________</text:p>
      <text:p text:style-name="P3"/>
      <text:h text:style-name="P2" text:outline-level="1">Sentiment Score</text:h>
      <text:p text:style-name="P4">________________________________________</text:p>
      <text:p text:style-name="P3"/>
      <text:h text:style-name="P2" text:outline-level="1">Tokens Used</text:h>
      <text:p text:style-name="P4">________________________________________</text:p>
      <text:p text:style-name="P3"/>
      <text:h text:style-name="P2" text:outline-level="1">Context Provided</text:h>
      <text:p text:style-name="P4">________________________________________</text:p>
      <text:p text:style-name="P3"/>
      <text:h text:style-name="P2" text:outline-level="1">Parameters Used</text:h>
      <text:p text:style-name="P4">________________________________________</text:p>
      <text:p text:style-name="P3"/>
      <text:h text:style-name="P2" text:outline-level="1">Temperature Setting</text:h>
      <text:p text:style-name="P4">________________________________________</text:p>
      <text:p text:style-name="P3"><text:soft-page-break/></text:p>
      <text:h text:style-name="P2" text:outline-level="1">Top-p Setting</text:h>
      <text:p text:style-name="P4">________________________________________</text:p>
      <text:p text:style-name="P3"/>
      <text:h text:style-name="P2" text:outline-level="1">Frequency Penalty</text:h>
      <text:p text:style-name="P4">________________________________________</text:p>
      <text:p text:style-name="P3"/>
      <text:h text:style-name="P2" text:outline-level="1">Presence Penalty</text:h>
      <text:p text:style-name="P4">________________________________________</text:p>
      <text:p text:style-name="P3"/>
      <text:h text:style-name="P2" text:outline-level="1">Model Response Quality</text:h>
      <text:p text:style-name="P4">________________________________________</text:p>
      <text:p text:style-name="P3"/>
      <text:h text:style-name="P2" text:outline-level="1">User Feedback</text:h>
      <text:p text:style-name="P4">________________________________________</text:p>
      <text:p text:style-name="P3"/>
      <text:h text:style-name="P2" text:outline-level="1">Notes</text:h>
      <text:p text:style-name="P4">________________________________________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ntarell" svg:font-family="Cantarell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text-properties style:font-name="Cantarell" officeooo:rsid="00157c08" officeooo:paragraph-rsid="00157c08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Daniel Rosehill via Github (@danielrosehill)</text:p>
        <text:p text:style-name="MP1">25-07-24</text:p>
        <text:p text:style-name="MP1">Creative Commons Attribution 4.0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4-07-25T18:52:47.149538272</dc:date>
    <meta:editing-duration>PT1M11S</meta:editing-duration>
    <meta:generator>LibreOffice/24.2.5.2$Linux_X86_64 LibreOffice_project/420$Build-2</meta:generator>
    <meta:document-statistic meta:table-count="0" meta:image-count="0" meta:object-count="0" meta:page-count="3" meta:paragraph-count="44" meta:word-count="76" meta:character-count="1197" meta:non-whitespace-character-count="1165"/>
    <meta:user-defined meta:name="AppVersion">14.0000</meta:user-defined>
    <meta:template xlink:type="simple" xlink:actuate="onRequest" xlink:title="Normal.dotm" xlink:href=""/>
  </office:meta>
</office:document-meta>
</file>